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0.619cm" svg:y="2.224cm">
            <draw:object draw:notify-on-update-of-ranges="Hoja1.A4:Hoja1.A10 Hoja1.B3:Hoja1.B3 Hoja1.B4:Hoja1.B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Límite </text:p>
          </table:table-cell>
          <table:table-cell office:value-type="string" calcext:value-type="string">
            <text:p>Tuplas 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357" calcext:value-type="float">
            <text:p>5357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7050" calcext:value-type="float">
            <text:p>7050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9248" calcext:value-type="float">
            <text:p>924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5849" calcext:value-type="float">
            <text:p>15849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15849" calcext:value-type="float">
            <text:p>15849</text:p>
          </table:table-cell>
        </table:table-row>
      </table:table>
      <table:table table:name="Paises" table:style-name="ta1">
        <table:shapes>
          <draw:frame draw:z-index="0" draw:style-name="gr1" draw:text-style-name="P1" svg:width="15.999cm" svg:height="8.999cm" svg:x="14.253cm" svg:y="0.923cm">
            <draw:object draw:notify-on-update-of-ranges="Paises.A4:Paises.A11 Paises.B3:Paises.B3 Paises.B4:Paises.B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36.225cm" svg:y="2.357cm">
            <draw:object draw:notify-on-update-of-ranges="Paises.P6:Paises.P6 Paises.A27:Paises.A34 Paises.B26:Paises.B26 Paises.B27:Paises.B3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Tiemp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ormal 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Tri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Tuplas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ormal 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Tri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40" calcext:value-type="float">
            <text:p>254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70" calcext:value-type="float">
            <text:p>697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778" calcext:value-type="float">
            <text:p>1277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760" calcext:value-type="float">
            <text:p>1976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326" calcext:value-type="float">
            <text:p>2332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722" calcext:value-type="float">
            <text:p>2372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492" calcext:value-type="float">
            <text:p>2449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4492" calcext:value-type="float">
            <text:p>24492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kendall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,3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9" calcext:value-type="float">
            <text:p>0,3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8" calcext:value-type="float">
            <text:p>0,5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9" calcext:value-type="float">
            <text:p>0,7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2" calcext:value-type="float">
            <text:p>0,9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universidades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Tiemp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ormal 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Tri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Tuplas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ormal 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Tri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38" calcext:value-type="float">
            <text:p>143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90" calcext:value-type="float">
            <text:p>459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80" calcext:value-type="float">
            <text:p>1038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974" calcext:value-type="float">
            <text:p>2097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188" calcext:value-type="float">
            <text:p>3018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1608" calcext:value-type="float">
            <text:p>71608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6548" calcext:value-type="float">
            <text:p>12654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6548" calcext:value-type="float">
            <text:p>126548</text:p>
          </table:table-cell>
          <table:table-cell table:number-columns-repeated="2"/>
        </table:table-row>
      </table:table>
      <table:table table:name="todos" table:style-name="ta1">
        <table:shapes>
          <draw:frame draw:z-index="0" draw:style-name="gr1" draw:text-style-name="P1" svg:width="15.999cm" svg:height="8.999cm" svg:x="20.421cm" svg:y="4.164cm">
            <draw:object draw:notify-on-update-of-ranges="todos.I10:todos.I10 todos.A6:todos.A13 todos.B5:todos.B5 todos.B6:todos.B13 todos.C5:todos.C5 todos.C6:todos.C1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kendalls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aíses</text:p>
          </table:table-cell>
          <table:table-cell office:value-type="string" calcext:value-type="string">
            <text:p>Universidad 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,35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9" calcext:value-type="float">
            <text:p>0,39</text:p>
          </table:table-cell>
          <table:table-cell office:value-type="float" office:value="0.21" calcext:value-type="float">
            <text:p>0,2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8" calcext:value-type="float">
            <text:p>0,58</text:p>
          </table:table-cell>
          <table:table-cell office:value-type="float" office:value="0.33" calcext:value-type="float">
            <text:p>0,3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9" calcext:value-type="float">
            <text:p>0,79</text:p>
          </table:table-cell>
          <table:table-cell office:value-type="float" office:value="0.38" calcext:value-type="float">
            <text:p>0,3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2" calcext:value-type="float">
            <text:p>0,92</text:p>
          </table:table-cell>
          <table:table-cell office:value-type="float" office:value="0.65" calcext:value-type="float">
            <text:p>0,6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0">00-00-0000</text:date>, <text:time style:data-style-name="N2" text:time-value="17:20:19.5829156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0:50:27.649554895</meta:creation-date>
    <dc:date>2019-08-20T18:49:26.256240100</dc:date>
    <meta:editing-duration>PT1H30M8S</meta:editing-duration>
    <meta:editing-cycles>6</meta:editing-cycles>
    <meta:generator>LibreOffice/4.2.8.2$Linux_X86_64 LibreOffice_project/420m0$Build-2</meta:generator>
    <meta:document-statistic meta:table-count="4" meta:cell-count="1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23cm" svg:y="0.316cm" chart:style-name="ch2">
          <text:p>Tamaño de result</text:p>
        </chart:title>
        <chart:legend chart:legend-position="end" svg:x="13.545cm" svg:y="4.201cm" style:legend-expansion="high" chart:style-name="ch3"/>
        <chart:plot-area chart:style-name="ch4" table:cell-range-address="Hoja1.A3:Hoja1.B10" chart:data-source-has-labels="both" svg:x="1.331cm" svg:y="1.301cm" svg:width="11.894cm" svg:height="6.538cm">
          <chartooo:coordinate-region svg:x="2.508cm" svg:y="1.5cm" svg:width="10.068cm" svg:height="5.692cm"/>
          <chart:axis chart:dimension="x" chart:name="primary-x" chart:style-name="ch5" chartooo:axis-type="auto">
            <chartooo:date-scale/>
            <chart:title svg:x="6.784cm" svg:y="8.019cm" chart:style-name="ch6">
              <text:p>Límite</text:p>
            </chart:title>
            <chart:categories table:cell-range-address="Hoja1.A4:Hoja1.A10"/>
          </chart:axis>
          <chart:axis chart:dimension="y" chart:name="primary-y" chart:style-name="ch5">
            <chart:title svg:x="0.451cm" svg:y="5.143cm" chart:style-name="ch7">
              <text:p>Tuplas </text:p>
            </chart:title>
            <chart:grid chart:style-name="ch8" chart:class="major"/>
          </chart:axis>
          <chart:series chart:style-name="ch9" chart:values-cell-range-address="Hoja1.B4:Hoja1.B10" chart:label-cell-address="Hoja1.B3:Hoja1.B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plas </text:p>
                <draw:g>
                  <svg:desc>Hoja1.B3:Hoja1.B3</svg:desc>
                </draw:g>
              </table:table-cell>
            </table:table-row>
          </table:table-header-rows>
          <table:table-rows>
            <table:table-row>
              <table:table-cell office:value-type="float" office:value="500000">
                <text:p>500000</text:p>
                <draw:g>
                  <svg:desc>Hoja1.A4:Hoja1.A10</svg:desc>
                </draw:g>
              </table:table-cell>
              <table:table-cell office:value-type="float" office:value="1391">
                <text:p>1391</text:p>
                <draw:g>
                  <svg:desc>Hoja1.B4:Hoja1.B10</svg:desc>
                </draw:g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5357">
                <text:p>5357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5849">
                <text:p>15849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15849">
                <text:p>15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legend chart:legend-position="end" svg:x="13.465cm" svg:y="4.201cm" style:legend-expansion="high" chart:style-name="ch2"/>
        <chart:plot-area chart:style-name="ch3" table:cell-range-address="Paises.A3:Paises.B11" chart:data-source-has-labels="both" svg:x="0.32cm" svg:y="0.18cm" svg:width="12.825cm" svg:height="8.64cm">
          <chartooo:coordinate-region svg:x="1.127cm" svg:y="0.38cm" svg:width="11.738cm" svg:height="7.793cm"/>
          <chart:axis chart:dimension="x" chart:name="primary-x" chart:style-name="ch4" chartooo:axis-type="auto">
            <chartooo:date-scale/>
            <chart:categories table:cell-range-address="Paises.A4:Paise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ises.B4:Paises.B11" chart:label-cell-address="Paises.B3:Paises.B3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 </text:p>
                <draw:g>
                  <svg:desc>Paises.B3:Paises.B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Paises.A4:Paises.A11</svg:desc>
                </draw:g>
              </table:table-cell>
              <table:table-cell office:value-type="float" office:value="147">
                <text:p>147</text:p>
                <draw:g>
                  <svg:desc>Paises.B4:Paises.B11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47">
                <text:p>1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Paises.P6:Paises.P6 Paises.A27:Paises.B34 Paises.B26:Paises.B26" chart:data-source-has-labels="both" svg:x="0.32cm" svg:y="0.18cm" svg:width="12.746cm" svg:height="8.64cm">
          <chartooo:coordinate-region svg:x="1.047cm" svg:y="0.379cm" svg:width="11.739cm" svg:height="7.794cm"/>
          <chart:axis chart:dimension="x" chart:name="primary-x" chart:style-name="ch4" chartooo:axis-type="auto">
            <chartooo:date-scale/>
            <chart:categories table:cell-range-address="Paises.A27:Paises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ises.B27:Paises.B34" chart:label-cell-address="Paises.B26:Paises.B26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ndalls</text:p>
                <draw:g>
                  <svg:desc>Paises.B26:Paises.B26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Paises.A27:Paises.A34</svg:desc>
                </draw:g>
              </table:table-cell>
              <table:table-cell office:value-type="float" office:value="0.25">
                <text:p>0.25</text:p>
                <draw:g>
                  <svg:desc>Paises.B27:Paises.B34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51cm" svg:y="3.952cm" style:legend-expansion="high" chart:style-name="ch2"/>
        <chart:plot-area chart:style-name="ch3" table:cell-range-address="todos.I10:todos.I10 todos.A6:todos.C13 todos.B5:todos.C5" chart:data-source-has-labels="both" svg:x="0.32cm" svg:y="0.18cm" svg:width="12.111cm" svg:height="8.64cm">
          <chartooo:coordinate-region svg:x="1.047cm" svg:y="0.379cm" svg:width="11.104cm" svg:height="7.794cm"/>
          <chart:axis chart:dimension="x" chart:name="primary-x" chart:style-name="ch4" chartooo:axis-type="auto">
            <chartooo:date-scale/>
            <chart:categories table:cell-range-address="todos.A6:todo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dos.B6:todos.B13" chart:label-cell-address="todos.B5:todos.B5" chart:class="chart:line">
            <chart:data-point chart:repeated="8"/>
          </chart:series>
          <chart:series chart:style-name="ch8" chart:values-cell-range-address="todos.C6:todos.C13" chart:label-cell-address="todos.C5:todos.C5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íses</text:p>
                <draw:g>
                  <svg:desc>todos.B5:todos.B5</svg:desc>
                </draw:g>
              </table:table-cell>
              <table:table-cell office:value-type="string">
                <text:p>Universidad </text:p>
                <draw:g>
                  <svg:desc>todos.C5:todos.C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todos.A6:todos.A13</svg:desc>
                </draw:g>
              </table:table-cell>
              <table:table-cell office:value-type="float" office:value="0.25">
                <text:p>0.25</text:p>
                <draw:g>
                  <svg:desc>todos.B6:todos.B13</svg:desc>
                </draw:g>
              </table:table-cell>
              <table:table-cell office:value-type="float" office:value="0.2">
                <text:p>0.2</text:p>
                <draw:g>
                  <svg:desc>todos.C6:todos.C13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9">
                <text:p>0.3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79">
                <text:p>0.7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92">
                <text:p>0.9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